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150%"/>
      <style:text-properties style:font-name="Arial" fo:font-size="12pt" fo:language="de" fo:country="DE" style:font-size-asian="12pt" style:font-size-complex="12pt"/>
    </style:style>
    <style:style style:name="P2" style:family="paragraph" style:parent-style-name="Preformatted_20_Text">
      <style:paragraph-properties fo:line-height="150%"/>
      <style:text-properties style:font-name="Arial" fo:font-size="12pt" fo:language="de" fo:country="DE" officeooo:paragraph-rsid="001fe5e2" style:font-size-asian="12pt" style:font-size-complex="12pt"/>
    </style:style>
    <style:style style:name="P3" style:family="paragraph" style:parent-style-name="Preformatted_20_Text">
      <style:paragraph-properties fo:line-height="150%"/>
      <style:text-properties style:font-name="Arial" fo:font-size="12pt" fo:language="de" fo:country="DE" fo:font-weight="normal" style:font-size-asian="12pt" style:font-weight-asian="normal" style:font-size-complex="12pt" style:font-weight-complex="normal"/>
    </style:style>
    <style:style style:name="P4" style:family="paragraph" style:parent-style-name="Preformatted_20_Text">
      <style:paragraph-properties fo:line-height="150%"/>
      <style:text-properties style:font-name="Arial" fo:font-size="12pt" fo:language="de" fo:country="DE" fo:font-weight="normal" officeooo:paragraph-rsid="0043e1de" style:font-size-asian="12pt" style:font-weight-asian="normal" style:font-size-complex="12pt" style:font-weight-complex="normal"/>
    </style:style>
    <style:style style:name="P5" style:family="paragraph" style:parent-style-name="Preformatted_20_Text">
      <style:paragraph-properties fo:line-height="150%"/>
      <style:text-properties style:text-line-through-style="none" style:text-line-through-type="none" style:font-name="Arial" fo:font-size="12pt" fo:language="de" fo:country="DE" fo:font-weight="normal" officeooo:rsid="004c5211" officeooo:paragraph-rsid="004a2822" style:font-size-asian="12pt" style:font-weight-asian="normal" style:font-size-complex="12pt" style:font-weight-complex="normal"/>
    </style:style>
    <style:style style:name="P6" style:family="paragraph" style:parent-style-name="Preformatted_20_Text">
      <style:paragraph-properties fo:line-height="150%"/>
      <style:text-properties style:text-line-through-style="none" style:text-line-through-type="none" style:font-name="Arial" fo:font-size="12pt" fo:language="de" fo:country="DE" fo:font-weight="normal" officeooo:rsid="004c5211" officeooo:paragraph-rsid="004c5211" style:font-size-asian="12pt" style:font-weight-asian="normal" style:font-size-complex="12pt" style:font-weight-complex="normal"/>
    </style:style>
    <style:style style:name="P7" style:family="paragraph" style:parent-style-name="Preformatted_20_Text">
      <style:paragraph-properties fo:line-height="150%"/>
      <style:text-properties style:text-line-through-style="none" style:text-line-through-type="none" style:font-name="Arial" fo:font-size="12pt" fo:language="de" fo:country="DE" fo:font-weight="normal" officeooo:rsid="004a2822" officeooo:paragraph-rsid="004a2822" style:font-size-asian="12pt" style:font-weight-asian="normal" style:font-size-complex="12pt" style:font-weight-complex="normal"/>
    </style:style>
    <style:style style:name="T1" style:family="text">
      <style:text-properties officeooo:rsid="001791f4"/>
    </style:style>
    <style:style style:name="T2" style:family="text">
      <style:text-properties officeooo:rsid="001a45e1"/>
    </style:style>
    <style:style style:name="T3" style:family="text">
      <style:text-properties officeooo:rsid="001d90e8"/>
    </style:style>
    <style:style style:name="T4" style:family="text">
      <style:text-properties officeooo:rsid="001dfce6"/>
    </style:style>
    <style:style style:name="T5" style:family="text">
      <style:text-properties officeooo:rsid="001fe5e2"/>
    </style:style>
    <style:style style:name="T6" style:family="text">
      <style:text-properties officeooo:rsid="0020224e"/>
    </style:style>
    <style:style style:name="T7" style:family="text">
      <style:text-properties officeooo:rsid="0021357e"/>
    </style:style>
    <style:style style:name="T8" style:family="text">
      <style:text-properties officeooo:rsid="0022ac33"/>
    </style:style>
    <style:style style:name="T9" style:family="text">
      <style:text-properties officeooo:rsid="0028178a"/>
    </style:style>
    <style:style style:name="T10" style:family="text">
      <style:text-properties officeooo:rsid="0043e1de"/>
    </style:style>
    <style:style style:name="T11" style:family="text">
      <style:text-properties officeooo:rsid="005044a5"/>
    </style:style>
    <style:style style:name="T12" style:family="text">
      <style:text-properties officeooo:rsid="005340c3"/>
    </style:style>
    <style:style style:name="T13" style:family="text">
      <style:text-properties officeooo:rsid="0056a361"/>
    </style:style>
    <style:style style:name="T14" style:family="text">
      <style:text-properties officeooo:rsid="006858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och vor ein paar Tagen kam eine kleine UNSC Korvette der Prowler-Klasse an. Und das Letzte was er hier gebrauchen konnte waren neugierige ONI Typen die <text:span text:style-name="T3">herumschnüffelten</text:spa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text:span text:style-name="T3">weiteren</text:spa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text:soft-page-break/>Daten-Tablet anschaltete stellte er im Kopf eine Liste zusammen an dingen die er benötigen würde um Informationen aus dem Schiff gegeben falls sogar einem Spartaner oder der K.I zu extrahieren. Da war einmal das Problem das Schiff sowie die Implantate der Spartaner einen <text:span text:style-name="T3">Datenextraaktionsschutz</text:span>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text:span text:style-name="T3">ganz schön</text:spa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1">-13 Stunden später-</text:p>
      <text:p text:style-name="P2">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text:span text:style-name="T10">gerade</text:span> noch gefehlt. Er konnte sich glücklich schätzen, dass nur ein Spartaner es <text:span text:style-name="T3">herüber geschafft</text:span>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text:soft-page-break/>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Stimme: „Ich muss meine Kollegen rufen. So viel <text:span text:style-name="T5">Kaputt.</text:span> Ich kann nicht gut Reclaimer reparieren und die Gravitation-Generatoren sind auch kaputt dafür brauche ich Ersatzteile. Die restlichen Reclaimer und die Sangheili vertragen sich nicht. Ich muss Unnachgiebige Einsamkeit benachrichtigen.“ Das war eine unerwartet lange Antwort für einen Huragok. „Warte mal hast du gerade gesagt, dass du Reclaimer reparieren <text:span text:style-name="T6">willst</text:span> und dass hier Sangheilis <text:span text:style-name="T7">sind</text:span>?“ „Ja.“ „Warum hast du mir nichts von den Sangheili<text:span text:style-name="T5">s</text:span> erzählt?“ „Du hast nicht gefragt.“ „Wie viele sind <text:span text:style-name="T8">Verwundet</text:span>?“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text:span text:style-name="T10">K</text:span>onstruktion war zum Teil völlig durchlöchert und <text:span text:style-name="T4">übersät</text:span> von Plasma-Schrapnellen und vom Portal war nicht mehr viel übrig. Er war schockiert, so eine Zerstörung hatte er noch nie gesehen. Ihm fuhr der Schreck in die Knochen als er eine Blutlache und darauf dann den Spartaner auf dem Boden liegen sah. Der Rücken des Spartaners war aufgerissen und hatte Brandstellen von den <text:span text:style-name="T4">Plasmasplitter.</text:span> Die <text:soft-page-break/>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text:span text:style-name="T4">Lebenserhaltungssystemen</text:span> der Rüstung, oder was davon noch übrig war, zu nutzen um den Zustand zu überprüfen und möglichen <text:span text:style-name="T4">Live-Support</text:span>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text:span text:style-name="T4">ihm</text:span> lauter wurde. Er drehte sich schlagartig um und sah „<text:span text:style-name="T3">Unnachgiebige</text:span> Einsamkeit“, hinter ihm „Immer zu schnell“.</text:p>
      <text:p text:style-name="P1">„Oh ein weiterer Reklaimer! Ich sehe, dass seine Vitalfunktionen <text:span text:style-name="T4">Grund</text:span> zur <text:span text:style-name="T4">Beunruhigung</text:span> geben.“, sagte der <text:span text:style-name="T3">Monitor</text:span>, „Außerdem haben sie ihn stabilisiert, dass haben sie gut Gemacht. Ich wusste <text:span text:style-name="T3">gar nicht</text:span>, dass sie so etwas können“.</text:p>
      <text:p text:style-name="P1">Er sahs neben dem <text:span text:style-name="T3">Spartaner</text:span> ein seinem Analyselaptop, wischte sich mit den Händen übers <text:span text:style-name="T3">G</text:span>esich<text:span text:style-name="T3">t</text:span> und <text:span text:style-name="T3">entgegnet</text:span> mit <text:span text:style-name="T3">zittriger</text:span> Stimme: „Ja. Ich hoffe das genügt vorerst“. Ihm kamen seine Bombenabwurfprogramme in den Sinn die er zu Zeiten des HAA's geschrieben hatte um <text:span text:style-name="T3">präzise</text:span> Bomben <text:span text:style-name="T3">Abwürfe</text:span> zu ermöglichen. Wie viele Soldaten und Zivilisten durch ihn Gestorben wahren, es hatte ihm am <text:span text:style-name="T3">Anfang</text:span> keine Kopf schmerzen bereitet, dass <text:span text:style-name="T10">änderte</text:span> sich von Zeit zu Zeit. Kurz vor Projekt Zero hatte er angefangen nach zu denken, er war Jung und naiv aber irgendwann <text:span text:style-name="T3">fing</text:span> sein Kopf an sich genau diese Bilder vorzustellen, als würde er den Abwurfknopf selber drücken.</text:p>
      <text:p text:style-name="P1">„Ist ihnen nicht wohl?“, die Stimme von „Einsamkeit“ riss ihn aus seinen Gedanken, „Sie sehen ja ganz blass aus!“</text:p>
      <text:p text:style-name="P1">„Nein, alles gut, hoffe ich. Jeden falls müssen wir uns um den Spartaner kümmern.“</text:p>
      <text:p text:style-name="P1">„Sie sehen nicht gut aus, sie sollten nun gehen. Es scheint ihnen <text:span text:style-name="T3">Probleme</text:span> zu bereiten, was <text:soft-page-break/>sie hier sehen. Ich kümmer mich darum. Wir bringen den Reclaimer sobald wie möglich zu ihnen.“ Er brauchte eine Weile. Er war nie im <text:span text:style-name="T3">Außeneinsatz</text:span> gewesen. Er hatte <text:span text:style-name="T3">so was</text:span> nie gesehen.</text:p>
      <text:p text:style-name="P1">„Gut! Ich … mach mich dann mal auf den Weg“</text:p>
      <text:p text:style-name="P1"/>
      <text:p text:style-name="P1"/>
      <text:p text:style-name="P3">-<text:span text:style-name="T14">U</text:span>ngefähr eine halbe Stunde später-</text:p>
      <text:p text:style-name="P3"/>
      <text:p text:style-name="P3">Die Eingangstür seines Hauses erschien in seinem Blickfeld. Als er sich der Tür näherte bemerkte er das sie offen stand. Der Monitor oder der Huragok muss wohl <text:span text:style-name="T3">vergessen</text:span> haben die Tür richtig zu zu machen. Na toll nun hatte er einen <text:span text:style-name="T3">bewusstlosen</text:span> Spartaner im Haus.</text:p>
      <text:p text:style-name="P3">Aber <text:span text:style-name="T4">Moment mal</text:span>? Seit wann ist eine Künstliche <text:span text:style-name="T3">Intelligenz</text:span> nicht fähig eine Tür zu schließen?</text:p>
      <text:p text:style-name="P4">Er schaute sich nervös um als er plötzlich ein Lauf im Rücken spürte. Er erstarrte kurz, dann hob er <text:span text:style-name="T4">langsam</text:span> die Hände und drehte sich vorsichtig um. Als er den Spartaner sah wurde er ein wenig entspannter. Dieser begann seine Waffe zu senken. „Ähhh .. Ha ... Hallo!“ sein Atem stockte. Der Spartaner Schulterte sein Gewehr und nahm den Helm ab. Er erstarrte kurz. Damit hatte er nicht gerechnet. Der Spartaner war eigentlich eine <text:span text:style-name="T3">Spartanerin.</text:span> „Ist irgend etwas falsch oder warum schaust du so?“. „Ähh neben dem das du mir gerade eine Waffe vorgehalten hast, hab ich nicht … nun <text:span text:style-name="T3">ja</text:span> ich habe nicht damit gerechnet das sie auch weibliche Kinder für das Projekt entführt haben.“ „Für welches Projekt“ „Nah die Spartaner halt“ „Dich stört also das ich weiblich bin?“ „Nein nein, natürlich nicht.“ <text:s/>Er wurde merklich <text:span text:style-name="T9">verlegen </text:span>“ Es ist nur das in den Berichten immer nur von dem Spartaner die Rede wahr. Ich hatte nicht genug Informationen um das zu wissen um ehrlich zu sein.“ Sie lächelte „Ist schon <text:span text:style-name="T9">in Ordnung</text:span>. Du kannst die Hände übrigens wieder runter nehmen.“ Er war so erschlagen von der Situation, dass er <text:span text:style-name="T3">gar nicht</text:span> bemerkt hatte das er seine Hände immer noch erhoben hatte. „Ohh!“. „Aber woher weißt du eigentlich von dem Projekt? Und wie bin ich hier Gelandet?“ „Am besten wir gehen rein und reden dort weiter. <text:span text:style-name="T1">Ich muss mich erst mal wieder zurecht finden</text:span>“. "<text:span text:style-name="T1">Ich bin übrigens 742 – Lia</text:span>" "<text:span text:style-name="T2">742?!</text:span>" "<text:span text:style-name="T2">Ja, meine ID.</text:span>" "<text:span text:style-name="T2">Kann ich das weg lassen oder ist das unhöflich?</text:span>" <text:s/><text:span text:style-name="T2">Sie musste lachen </text:span>"<text:span text:style-name="T2">Nein ist es natürlich nicht. "Er musste ebenfalls lachen </text:span>"<text:span text:style-name="T2">Gut, Ich bin David.</text:span>" <text:span text:style-name="T9">Die Tür stand immer noch offen. „Passt du überhaupt durch die Tür?“ „Ja <text:s/>bin ich ja vorher auch.“ „Ja, natürlich, ergibt Sinn. “ „Ich muss mich zwar etwas ducken und Seitwärts reingehen aber das passt schon“ „Beim Bau dieses Hauses bin ich nicht davon aus gegangen 2 Meter hohen Besuch zu bekommen. Stimmt es das ihr teilweise über 400 Kilo </text:span><text:soft-page-break/><text:span text:style-name="T9">wiegt?“ „Ja, mit Rüstung schon“ „Wow, dass ist krass“ Sie kamen bei der Holzbank im hinteren teil des Hauses an. „So nun bin ich dran mit der Fragerei“ „Setz dich doch erst einmal“ „Hält mich das überhaupt aus“ „Wenn du dich auf den Teil mit dem Bein unten setzt setzt sollte es. Ich garantiere aber für gar nichts.“ David lächelte und deutete auf die Stelle. Lia setzte sich. „Wie bin ich hier gelandet? Ich erinner mich nur noch an eine Explosion und dann bin ich hier wieder aufgewacht.“ „Naja die kurz version ist: Ich habe deinen Anzug repariert damit dein Live-Support wieder funktioniert hat. Dann hat dich der Monitor der Einrichtung und ein Huragok wieder zusammen geflickt und hier her gebracht“ „Wow normaler weiße retten wir ja den Zivilisten den Arsch!“ „Ich bin aber kein normaler Zivilist“ „Offensichtlich nicht. Ich mein wie bist du überhaupt hier gelandet? Wie könntest du meinen Anzug rechtzeitig reparieren? Und woher wusstest du etwas von dem Spartaner-7 Projekt?“ „Woow wooow wooo. Ganz langsam eins nach dem anderen. Wie ich hier gelandet bin ist eine sehr lange Geschichte, die ich dir ein andermal erzähle. Außerdem ist es jetzt erst einmal wichtiger zu wissen was die Sangheilis hier machen und warum ihr hier her geschickt wurdet.“ Ihre Mission, Das hatte sie ja total vergessen. Warum war sie hier. Lia wurde nervös „Oh, so ein misst, wie konnte ich mich nur so weit von meiner Mission abwenden? Du hast recht.“ Er wurde etwas angespannter „Das klingt ja gar nicht gut? Also ich meine schlimmer als die Welt geht unter. Sind wir hier nicht sicher oder sind es die Sangheili die dir sorgen machen?“ „Beide“. Mit diesen Worten sprang sie auf und lief in Richtung Ausgang. „Halt! Wo hin willst du?“ „Na zurück zu meiner Einheit“ „Der Durchgang ist aber bei der Explosion mit in die Luft geflogen.“ Sie blieb kurz vor dem Zimmer Durchgang stehen „Wie?“ “Naja der Sphären-Durchgang um in die andere Sphäre zu kommen ist kollabiert.“ „Und jetzt bitte für nicht so schlaue Leute. Kann man das reparieren?“ „Ich denke schon, aber da müssen wir mit dem Monitor reden. Weshalb hast <text:s/>du es so eilig? Ich dachte wir können nichts gegen die Halos tun.“ „Doch, könne wir! Ich erklär es dir wenn wir hier raus sind. Kannst du mir helfen den Durchgang wieder zu öffnen?“ Lia drehte sich zur Tür. Er zögerte kurz. „Ja. Kann ich. Wir sollten zuerst Einsamkeit finden.“ „Einsamkeit?“ „Ja die K.I der Einrichtung“ “Na dann los!“ Sie drehte sich zurück. „Auch ja. Danke das du mir den Arsch gerettet hast.“ Er musste schmunzeln „Ich habe das Gefühl du wirst noch ein paar Möglichkeiten haben dich zu revanchieren.“ Sie lächelte eben falls und zog ihren Helm an. „Hoffen wir es mal nicht!“</text:span></text:p>
      <text:p text:style-name="P5">-Ein paar Minuten später vor der Tür-</text:p>
      <text:p text:style-name="P7"/>
      <text:p text:style-name="P6">Lia drehte sich in Richtung der Tür. „Also wo müssen wir hin?“ David ging durch die Tür. <text:soft-page-break/>„Warte, wenn ich das richtig ver...“ in diesem Moment hörte <text:span text:style-name="T11">sie ein Summen und sie sah, als sie sich in Richtung der</text:span> <text:span text:style-name="T12">Geräuschquelle drehte den Monitor in der Ferne auf sie zu schweben . „Ok, das war ja schon fast zu einfach.“ „Sag das mal lieber nicht. Wir haben den Durchgang noch nicht stabilisiert.“ Die KI kam angeflogen. „Wie ich sehe geht es ihnen besser. Wie auch immer. Was braucht ihr?“ David drehte sich zu dem Monitor „Wir müssen durch den Sphären Übergang“ „Genau, kannst du uns da helfen?“ „So wie ich sehe ist der Durchgang schwer beschädigt. Ich habe bereits ein paar Ingenieure hin geschickt. Immer zu schnell ist auch dabei redet mal mit ihm aber nach meinen Informationen kommen sie sehr schnell voran.“</text:span></text:p>
      <text:p text:style-name="P6">„<text:span text:style-name="T13">Ok, danke sind schon unterwegs!</text:span>“ <text:span text:style-name="T13">David drehte sich um „Komm! Da entlang.“ Er winkte ihr zu und ging in Richtung Wald. Lia holte ihn sehr schnell ein und hielt Schritt. „Nun, jetzt haben wir ja ein bisschen Zeit. Wie bist du hier gelandet?“ „Das ist eine sehr abstruse Geschichte um ehrlich zu sein.“ „Na und? Hätte mir jemand früher erzählt das 6 Jährige vom Staat entführt werden um an ihnen herum zu experimentieren und dann aus ihnen super Soldaten zu machen hätte ich ihn auch nicht geglaubt wahrscheinlich.“ „Das ist aber sehr viel hätte.“ „Ja ich weiß. Naja, aber zurück zu deiner Geschichte.“ „Also ich rede nicht gerne darüber, dass kann aber auch daran liegen das ich niemanden hatte um darüber zu reden außer … naja … die KI halt.“ „Warum redest du darüber nicht gerne?“ „Ich bin hier durch einen Unfall gelandet. Das war irgendwann 2025.“ „2025?! Du willst mir jetzt nicht im ernst sagen das du seit 2025 hier bist?“ „Das ist eine Dyson-Sphäre in einer Dyson-Sphäre in einer Dyson-Sphäre die Zeit hier vergeht so schnell das in den 500 Jahren die dort draußen vergangen sind hier drin eigentlich nur 5 Jahre vergangen sind.“ „Ok das würde erklären warum du so jung aus siehst.“ Sie hielt kurz inne. „Moment hast du gesagt das die Zeit hier drinnen schneller voran geht als draußen.“ „Ja. Das ist eine Dyson-Sphäre.“ „Scheiße! Wir sollten uns beeilen!“ „Wir sind ja gleich … “. In diesem Moment huschte ein Plasma Projektil an seinem Gesicht vorbei. Die wärme die von dem Geschoss ausging war ein seiner Wange spürbar. Lia schob sich Seitlich vor David und druckte zerrte ihn in Deckung. Ein Schuss prallte mit einem klirrenden Geräusch an ihrer Rüstung ab. Lia schaute auf sein Gesicht. „Du siehst ziemlich blass aus. Alles in Ordnung?“ „Scheiße! Wie kannst du nur so ruhig bleiben? Nein nichts ist in Ordnung. Wir wurden grade beschossen.“ „Immerhin wissen wir, dass der Durchgang wieder Funktioniert.“ „Woher sollen wir den … oh na klar die müssen ja von irgendwo her gekommen sein. Und den Plasma Projektilen zu Urteilen sind es Sangheilis.“ „Korrekt!“ Als seine Augen wieder klarer wurden begann er sich um zu schauen. Sie befanden sich hinter einem mittelgroßen Stein. Links und rechts davon standen verschiedene Bäume und Stein die als </text:span><text:soft-page-break/><text:span text:style-name="T13">Deckung reichen sollten. Das Problem wahren mehr die Wege zu den jeweiligen Deckungen. Er hatte keine 300 Kilogramm schwäre Rüstung mit Energie Schild. Jeder Treffer würde ihn wahrscheinlich Bewegungsunfähig machen oder zumindest so weit verlangsamen das er weiter getroffen wurde. „Eins ist klar wir brauchen eine bessere Position.“ Lia zog ihre Pistole aus dem Halfter und nickte. „Und Informationen wo sich die Gegner befinden. Solang sie keinen Schuss von sich geben kann mein Radar sie nicht erfassen.“ „Ich könnte versuchen ein paar Schüsse zu Provozieren.“ „Das ist eine offensichtlich schlechte Idee. Wenn du versuchst da einfach so raus zu gehen werden sie dich treffen.“ „Glaubst du wirklich ich würde da einfach so raus rennen? Nein nein. Ich habe eine andere Idee“ Er zog ein altes Gerät aus seiner Tasche. „Was du auch immer vorhast. Du solltest es schnell tun! Ich glaube ich hab etwas gehört.“ Das Gerät begann Person zu projizieren. „Ziemlich schlecht. Aber es sollte reichen um ein paar Schüsse zu Provozieren.“ Die Projektion wanderte aus der Deckung hinaus. David zuckte zusammen als die Plasma Projektile die Projektion durchschlugen. Lia sprang in diesem Moment auf den Stein und eröffnete das Feuer. Der Sangheile stand nur ein paar Meter vom Stein entfernt und war sichtlich Überrascht. Nun traute auch David sich aus der Deckung und ging links am Stein entlang. In dem Moment als er den Sangheile zu Gesicht bekam sah er nur noch wie eine Magnum Kugel den Schild des Eliten durchbrach und durch seinen Schädel trat. Plötzlich sah er wie ein weiterer rechts um den Felsen Sprang. „Achtung! Hinter dir!“ David rannte weiter links am Stein entlang. Lia drehte sich schlagartig um. Und gab mehre Schüsse auf den zweiten Eliten ab. Klick. Klick. „Scheiße!“ Die Magnum war leer. Der Sangheile begann nun auf Lia zu schießen. Nach zwei Schüssen schlug sie ihm das Gewehr aus der Hand und verpasste ihm zwei Schläge. Der Elite taumelte etwas zurück, zog dann aber schnell sein Partikelschwert und versetzte ihr einen tritt. David hatte in dieser Zeit die Waffe des ersten Sangheile aufgenommen. Er drückte ab und spürte dabei die Hitze die von dem übermäßigen Gewehr ausgingen. Die Kugeln prallten an dem Schild des Sagnheile ab. Er schoss weiter … keine Reaktion. Der Sangheile schien nun seine Aufmerksamkeit auf David zu richten und rannte brüllend und wütend auf ihn zu. Er spürte die Panik in ihm auf steigen. Das Adrenalin war nun ebenfalls zu spüren. Die Waffe wurde immer heißer. Er wollte anfangen weg zu rennen, doch da war es schon zu spät, der Sangheile erreichte ihn und holte a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5-06T19:59:58.168000000</dc:date>
    <meta:editing-duration>PT8H55M54S</meta:editing-duration>
    <meta:editing-cycles>131</meta:editing-cycles>
    <meta:document-statistic meta:table-count="0" meta:image-count="0" meta:object-count="0" meta:page-count="8" meta:paragraph-count="16" meta:word-count="3684" meta:character-count="22231" meta:non-whitespace-character-count="18556"/>
  </office:meta>
</office:document-meta>
</file>